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6a81f" officeooo:paragraph-rsid="0006a81f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normal" officeooo:rsid="0006a81f" officeooo:paragraph-rsid="0006a81f" style:font-size-asian="21pt" style:font-weight-asian="normal" style:font-size-complex="2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1pt" fo:font-weight="normal" officeooo:rsid="0006a81f" officeooo:paragraph-rsid="0006a81f" style:font-size-asian="21pt" style:font-weight-asian="normal" style:font-size-complex="2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1pt" fo:font-weight="normal" officeooo:rsid="0006f84a" officeooo:paragraph-rsid="0006f84a" style:font-size-asian="21pt" style:font-weight-asian="normal" style:font-size-complex="2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f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lask Documentation</text:span>:</text:p>
      <text:p text:style-name="P1"/>
      <text:p text:style-name="P2">(1)First create venv and activate venv.</text:p>
      <text:p text:style-name="P2"/>
      <text:p text:style-name="P2"/>
      <text:p text:style-name="P4">Migrate database:</text:p>
      <text:p text:style-name="P4"/>
      <text:p text:style-name="P2"><text:span text:style-name="T2">(1)</text:span>flask shell</text:p>
      <text:p text:style-name="P2"><text:span text:style-name="T2">(2)</text:span> from src.database import db</text:p>
      <text:p text:style-name="P2"><text:span text:style-name="T2">(3)</text:span> db.create_all()</text:p>
      <text:p text:style-name="P2"><text:span text:style-name="T2">(4)</text:span> d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2:54:26.030914603</meta:creation-date>
    <dc:date>2023-02-22T15:38:57.526293699</dc:date>
    <meta:editing-duration>PT2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1" meta:character-count="146" meta:non-whitespace-character-count="132"/>
  </office:meta>
</office:document-meta>
</file>